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Core.getLas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Core.verify( T mock , Verification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ckitoCore.verifyNoMoreInteractionsInOrder( List &lt; Object &gt; mocks , InOrderContext inOrd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Core.checkDoNotMockAnnotationForType( Class &lt; ? &gt;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itoCore.when( T methodCa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itoCore.checkDoNotMockAnnotation( Class &lt; ? &gt; typeToMock , MockCreationSettings &lt; ? &gt; creation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Core.assertNotStubOnlyMock( Object 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Core.mockConstruction( Class &lt; T &gt; typeToMock , Function &lt; MockedConstruction . Context , ? extends MockSettings &gt; settingsFactory , MockedConstruction . MockInitializer &lt; T &gt; mockInitializ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ockitoCore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re.verifyNoInteractions( Object ... mo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itoCore.mock( Class &lt; T &gt; typeToMock , Mock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toCore.mockingDetails( Object toIn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re.stubber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Core.assertMocksNotEmpty( Object [ ] mo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Core.reset( T ... m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toCore.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re.inOrder( Object ... mock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toCore.clearInvocations( T ... m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toCore.stub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re.ignoreStubs( Object ... mo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toCore.mockStatic( Class &lt; T &gt; classToMock , Mock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itoCore.verifyNoMoreInteractions( Object ... mock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itoCore.validateMockito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